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b4c7dc" draw:textarea-horizontal-align="justify" draw:textarea-vertical-align="middle" draw:auto-grow-height="false" fo:min-height="7.522cm" fo:min-width="8.669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dddddd" draw:textarea-horizontal-align="justify" draw:textarea-vertical-align="middle" draw:auto-grow-height="false" fo:min-height="1.039cm" fo:min-width="8.66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ffbf00" draw:textarea-horizontal-align="justify" draw:textarea-vertical-align="middle" draw:auto-grow-height="false" fo:min-height="2.253cm" fo:min-width="3.799cm" fo:padding-top="0.176cm" fo:padding-bottom="0.176cm" fo:padding-left="0.301cm" fo:padding-right="0.301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4.641cm" fo:min-width="0.072cm"/>
    </style:style>
    <style:style style:name="gr7" style:family="graphic" style:parent-style-name="standard">
      <style:graphic-properties svg:stroke-width="0.102cm" svg:stroke-color="#000000" draw:marker-start-width="0.356cm" draw:marker-end-width="0.356cm" draw:fill-color="#ffaa95" draw:textarea-horizontal-align="justify" draw:textarea-vertical-align="middle" draw:auto-grow-height="false" fo:min-height="1.715cm" fo:min-width="1.554cm" fo:padding-top="0.176cm" fo:padding-bottom="0.176cm" fo:padding-left="0.301cm" fo:padding-right="0.301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004cm" fo:min-width="1.172cm"/>
    </style:style>
    <style:style style:name="gr9" style:family="graphic" style:parent-style-name="standard">
      <style:graphic-properties svg:stroke-width="0.102cm" svg:stroke-color="#000000" draw:marker-start-width="0.356cm" draw:marker-end-width="0.356cm" draw:fill-color="#ffaa95" draw:textarea-horizontal-align="justify" draw:textarea-vertical-align="middle" draw:auto-grow-height="false" fo:min-height="1.715cm" fo:min-width="1.821cm" fo:padding-top="0.176cm" fo:padding-bottom="0.176cm" fo:padding-left="0.301cm" fo:padding-right="0.301cm"/>
    </style:style>
    <style:style style:name="gr10" style:family="graphic" style:parent-style-name="objectwithoutfill">
      <style:graphic-properties draw:stroke="dash" draw:stroke-dash="Fine_20_Dashed"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solid" draw:fill-color="#ffbf00" draw:textarea-horizontal-align="justify" draw:textarea-vertical-align="middle" draw:auto-grow-height="false" fo:min-height="1.416cm" fo:min-width="2.812cm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212cm" svg:stroke-color="#80808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106cm" svg:stroke-color="#111111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000000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5.165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64cm" fo:min-width="0.114cm" fo:padding-top="0.178cm" fo:padding-bottom="0.178cm" fo:padding-left="0.303cm" fo:padding-right="0.303cm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gradient" draw:fill-color="#ffaa95" draw:fill-gradient-name="Gradient_20_3" draw:textarea-horizontal-align="justify" draw:textarea-vertical-align="middle" draw:auto-grow-height="false" fo:min-height="1.715cm" fo:min-width="2.219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gradient" draw:fill-color="#ffaa95" draw:fill-gradient-name="Gradient_20_4" draw:textarea-horizontal-align="justify" draw:textarea-vertical-align="middle" draw:auto-grow-height="false" fo:min-height="1.715cm" fo:min-width="2.219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4.583cm" fo:min-width="8.568cm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solid" draw:fill-color="#dddddd" draw:textarea-horizontal-align="justify" draw:textarea-vertical-align="middle" draw:auto-grow-height="false" fo:min-height="1.053cm" fo:min-width="8.568cm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72cm"/>
    </style:style>
    <style:style style:name="gr22" style:family="graphic" style:parent-style-name="standard">
      <style:graphic-properties draw:stroke="none" svg:stroke-color="#000000" draw:fill="none" draw:fill-color="#ffffff" fo:min-height="2.845cm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4" draw:textarea-horizontal-align="justify" draw:textarea-vertical-align="middle" draw:auto-grow-height="false" fo:min-height="4.613cm" fo:min-width="8.568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color="#000000" draw:fill="none" draw:fill-color="#ffffff" fo:min-height="0.722cm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8" draw:textarea-horizontal-align="justify" draw:textarea-vertical-align="middle" draw:auto-grow-height="false" fo:min-height="4.869cm" fo:min-width="8.568cm" fo:padding-top="0.176cm" fo:padding-bottom="0.176cm" fo:padding-left="0.301cm" fo:padding-right="0.301cm"/>
    </style:style>
    <style:style style:name="gr26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7" draw:textarea-horizontal-align="justify" draw:textarea-vertical-align="middle" draw:auto-grow-height="false" fo:min-height="4.869cm" fo:min-width="8.568cm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000000" draw:fill="none" draw:fill-color="#ffffff" fo:min-height="2.903cm"/>
    </style:style>
    <style:style style:name="gr28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3.054cm" fo:min-width="18.339cm" fo:padding-top="0.176cm" fo:padding-bottom="0.176cm" fo:padding-left="0.301cm" fo:padding-right="0.301cm"/>
    </style:style>
    <style:style style:name="gr29" style:family="graphic" style:parent-style-name="standard">
      <style:graphic-properties svg:stroke-width="0.102cm" svg:stroke-color="#000000" draw:marker-start-width="0.356cm" draw:marker-end-width="0.356cm" draw:fill="solid" draw:fill-color="#dddddd" draw:textarea-horizontal-align="justify" draw:textarea-vertical-align="middle" draw:auto-grow-height="false" fo:min-height="1.053cm" fo:min-width="18.339cm" fo:padding-top="0.176cm" fo:padding-bottom="0.176cm" fo:padding-left="0.301cm" fo:padding-right="0.301cm"/>
    </style:style>
    <style:style style:name="gr30" style:family="graphic" style:parent-style-name="standard">
      <style:graphic-properties draw:stroke="none" svg:stroke-color="#000000" draw:fill="none" draw:fill-color="#ffffff" fo:min-height="1.472cm"/>
    </style:style>
    <style:style style:name="gr31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1.934cm" fo:min-width="3.353cm" fo:padding-top="0.176cm" fo:padding-bottom="0.176cm" fo:padding-left="0.301cm" fo:padding-right="0.301cm"/>
    </style:style>
    <style:style style:name="gr32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1.934cm" fo:min-width="3.568cm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1.934cm" fo:min-width="2.667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1.934cm" fo:min-width="3.068cm" fo:padding-top="0.176cm" fo:padding-bottom="0.176cm" fo:padding-left="0.301cm" fo:padding-right="0.301cm"/>
    </style:style>
    <style:style style:name="gr35" style:family="graphic" style:parent-style-name="standard">
      <style:graphic-properties draw:stroke="none" svg:stroke-color="#000000" draw:fill="none" draw:fill-color="#ffffff" fo:min-height="0.893cm"/>
    </style:style>
    <style:style style:name="gr36" style:family="graphic" style:parent-style-name="standard">
      <style:graphic-properties svg:stroke-width="0.102cm" svg:stroke-color="#000000" draw:marker-start-width="0.356cm" draw:marker-end-width="0.356cm" draw:fill="solid" draw:fill-color="#ff8000" draw:textarea-horizontal-align="justify" draw:textarea-vertical-align="middle" draw:auto-grow-height="false" fo:min-height="1.053cm" fo:min-width="3.97cm" fo:padding-top="0.176cm" fo:padding-bottom="0.176cm" fo:padding-left="0.301cm" fo:padding-right="0.301cm"/>
    </style:style>
    <style:style style:name="gr37" style:family="graphic" style:parent-style-name="standard">
      <style:graphic-properties svg:stroke-width="0.102cm" svg:stroke-color="#000000" draw:marker-start-width="0.356cm" draw:marker-end-width="0.356cm" draw:fill="solid" draw:fill-color="#ffbf00" draw:textarea-horizontal-align="justify" draw:textarea-vertical-align="middle" draw:auto-grow-height="false" fo:min-height="1.053cm" fo:min-width="3.843cm" fo:padding-top="0.176cm" fo:padding-bottom="0.176cm" fo:padding-left="0.301cm" fo:padding-right="0.301cm"/>
    </style:style>
    <style:style style:name="gr38" style:family="graphic" style:parent-style-name="standard">
      <style:graphic-properties svg:stroke-width="0.102cm" svg:stroke-color="#000000" draw:marker-start-width="0.356cm" draw:marker-end-width="0.356cm" draw:fill="solid" draw:fill-color="#ffbf00" draw:textarea-horizontal-align="justify" draw:textarea-vertical-align="middle" draw:auto-grow-height="false" fo:min-height="1.045cm" fo:min-width="3.708cm" fo:padding-top="0.176cm" fo:padding-bottom="0.176cm" fo:padding-left="0.301cm" fo:padding-right="0.301cm"/>
    </style:style>
    <style:style style:name="gr39" style:family="graphic" style:parent-style-name="standard">
      <style:graphic-properties svg:stroke-width="0.102cm" svg:stroke-color="#000000" draw:marker-start-width="0.356cm" draw:marker-end-width="0.356cm" draw:fill="solid" draw:fill-color="#ff8000" draw:textarea-horizontal-align="justify" draw:textarea-vertical-align="middle" draw:auto-grow-height="false" fo:min-height="1.045cm" fo:min-width="3.708cm" fo:padding-top="0.176cm" fo:padding-bottom="0.176cm" fo:padding-left="0.301cm" fo:padding-right="0.301cm"/>
    </style:style>
    <style:style style:name="gr40" style:family="graphic" style:parent-style-name="standard">
      <style:graphic-properties draw:stroke="none" svg:stroke-color="#000000" draw:fill="none" draw:fill-color="#ffffff" fo:min-height="0.873cm"/>
    </style:style>
    <style:style style:name="gr41" style:family="graphic" style:parent-style-name="standard">
      <style:graphic-properties draw:stroke="none" svg:stroke-color="#000000" draw:fill="none" draw:fill-color="#ffffff" fo:min-height="0.772cm"/>
    </style:style>
    <style:style style:name="gr42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middle" draw:auto-grow-height="false" fo:min-height="1.045cm" fo:min-width="2.461cm" fo:padding-top="0.176cm" fo:padding-bottom="0.176cm" fo:padding-left="0.301cm" fo:padding-right="0.301cm"/>
    </style:style>
    <style:style style:name="gr43" style:family="graphic" style:parent-style-name="standard">
      <style:graphic-properties svg:stroke-width="0.102cm" svg:stroke-color="#000000" draw:marker-start-width="0.356cm" draw:marker-end-width="0.356cm" draw:fill="solid" draw:fill-color="#ff8000" draw:textarea-horizontal-align="justify" draw:textarea-vertical-align="middle" draw:auto-grow-height="false" fo:min-height="1.045cm" fo:min-width="2.461cm" fo:padding-top="0.176cm" fo:padding-bottom="0.176cm" fo:padding-left="0.301cm" fo:padding-right="0.301cm"/>
    </style:style>
    <style:style style:name="gr44" style:family="graphic" style:parent-style-name="standard">
      <style:graphic-properties svg:stroke-width="0.102cm" svg:stroke-color="#000000" draw:marker-start-width="0.356cm" draw:marker-end-width="0.356cm" draw:fill="solid" draw:fill-color="#ff8000" draw:textarea-horizontal-align="justify" draw:textarea-vertical-align="middle" draw:auto-grow-height="false" fo:min-height="1.045cm" fo:min-width="2.715cm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middle" draw:auto-grow-height="false" fo:min-height="1.045cm" fo:min-width="2.716cm" fo:padding-top="0.176cm" fo:padding-bottom="0.176cm" fo:padding-left="0.301cm" fo:padding-right="0.301cm"/>
    </style:style>
    <style:style style:name="gr46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middle" draw:auto-grow-height="false" fo:min-height="1.045cm" fo:min-width="2.717cm" fo:padding-top="0.176cm" fo:padding-bottom="0.176cm" fo:padding-left="0.301cm" fo:padding-right="0.301cm"/>
    </style:style>
    <style:style style:name="gr47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782cm" fo:min-width="19.09cm" fo:padding-top="0.177cm" fo:padding-bottom="0.177cm" fo:padding-left="0.302cm" fo:padding-right="0.302cm"/>
    </style:style>
    <style:style style:name="gr48" style:family="graphic" style:parent-style-name="standard">
      <style:graphic-properties svg:stroke-width="0.102cm" svg:stroke-color="#000000" draw:marker-start-width="0.356cm" draw:marker-end-width="0.356cm" draw:fill="solid" draw:fill-color="#ff8000" draw:textarea-horizontal-align="justify" draw:textarea-vertical-align="middle" draw:auto-grow-height="false" fo:min-height="1.045cm" fo:min-width="1.049cm" fo:padding-top="0.176cm" fo:padding-bottom="0.176cm" fo:padding-left="0.301cm" fo:padding-right="0.301cm"/>
    </style:style>
    <style:style style:name="gr49" style:family="graphic" style:parent-style-name="standard">
      <style:graphic-properties svg:stroke-width="0.102cm" svg:stroke-color="#000000" draw:marker-start-width="0.356cm" draw:marker-end-width="0.356cm" draw:fill="solid" draw:fill-color="#ffbf00" draw:textarea-horizontal-align="justify" draw:textarea-vertical-align="middle" draw:auto-grow-height="false" fo:min-height="1.045cm" fo:min-width="1.049cm" fo:padding-top="0.176cm" fo:padding-bottom="0.176cm" fo:padding-left="0.301cm" fo:padding-right="0.301cm"/>
    </style:style>
    <style:style style:name="gr50" style:family="graphic" style:parent-style-name="standard">
      <style:graphic-properties draw:stroke="none" svg:stroke-color="#000000" draw:fill="none" draw:fill-color="#ffffff" fo:min-height="0.738cm"/>
    </style:style>
    <style:style style:name="gr51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middle" draw:auto-grow-height="false" fo:min-height="1.045cm" fo:min-width="1.049cm" fo:padding-top="0.176cm" fo:padding-bottom="0.176cm" fo:padding-left="0.301cm" fo:padding-right="0.301cm"/>
    </style:style>
    <style:style style:name="gr52" style:family="graphic" style:parent-style-name="standard">
      <style:graphic-properties svg:stroke-width="0.102cm" svg:stroke-color="#000000" draw:marker-start-width="0.356cm" draw:marker-end-width="0.356cm" draw:fill="gradient" draw:fill-color="#ff972f" draw:fill-gradient-name="Gradient_20_5" draw:textarea-horizontal-align="justify" draw:textarea-vertical-align="middle" draw:auto-grow-height="false" fo:min-height="1.934cm" fo:min-width="2.718cm" fo:padding-top="0.176cm" fo:padding-bottom="0.176cm" fo:padding-left="0.301cm" fo:padding-right="0.301cm"/>
    </style:style>
    <style:style style:name="gr53" style:family="graphic" style:parent-style-name="standard">
      <style:graphic-properties draw:fill="gradient" draw:fill-color="#ffbf00" draw:fill-gradient-name="Gradient_20_20" draw:textarea-horizontal-align="justify" draw:textarea-vertical-align="middle" draw:auto-grow-height="false" fo:min-height="0.68cm" fo:min-width="6.732cm"/>
    </style:style>
    <style:style style:name="gr54" style:family="graphic" style:parent-style-name="standard">
      <style:graphic-properties svg:stroke-width="0.102cm" svg:stroke-color="#000000" draw:marker-start-width="0.356cm" draw:marker-end="Arrow" draw:marker-end-width="0.356cm" draw:fill="gradient" draw:fill-color="#ffaa95" draw:fill-gradient-name="Gradient_20_18" draw:textarea-horizontal-align="justify" draw:textarea-vertical-align="middle" draw:auto-grow-height="false" fo:min-height="8.719cm" fo:min-width="12.51cm" fo:padding-top="0.176cm" fo:padding-bottom="0.176cm" fo:padding-left="0.301cm" fo:padding-right="0.301cm"/>
    </style:style>
    <style:style style:name="gr55" style:family="graphic" style:parent-style-name="standard">
      <style:graphic-properties svg:stroke-width="0.102cm" svg:stroke-color="#000000" draw:marker-start-width="0.356cm" draw:marker-end-width="0.356cm" draw:fill="gradient" draw:fill-color="#ffaa95" draw:fill-gradient-name="Gradient_20_4" draw:textarea-horizontal-align="justify" draw:textarea-vertical-align="middle" draw:auto-grow-height="false" fo:min-height="6.133cm" fo:min-width="9.597cm" fo:padding-top="0.176cm" fo:padding-bottom="0.176cm" fo:padding-left="0.301cm" fo:padding-right="0.3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58" style:family="graphic" style:parent-style-name="standard">
      <style:graphic-properties svg:stroke-width="0.102cm" svg:stroke-color="#000000" draw:marker-start-width="0.356cm" draw:marker-end-width="0.356cm" draw:fill="gradient" draw:fill-color="#ffaa95" draw:fill-gradient-name="Gradient_20_14" draw:textarea-horizontal-align="justify" draw:textarea-vertical-align="middle" draw:auto-grow-height="false" fo:min-height="5.004cm" fo:min-width="6.004cm" fo:padding-top="0.176cm" fo:padding-bottom="0.176cm" fo:padding-left="0.301cm" fo:padding-right="0.30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7cm" fo:min-width="0cm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.132cm" fo:min-width="2.599cm"/>
    </style:style>
    <style:style style:name="gr62" style:family="graphic" style:parent-style-name="standard">
      <style:graphic-properties draw:fill-color="#000000" draw:textarea-horizontal-align="justify" draw:textarea-vertical-align="middle" draw:auto-grow-height="false" fo:min-height="0.132cm" fo:min-width="3.641cm"/>
    </style:style>
    <style:style style:name="gr63" style:family="graphic" style:parent-style-name="standard">
      <style:graphic-properties draw:marker-end="Arrow" draw:fill-color="#000000" draw:textarea-horizontal-align="justify" draw:textarea-vertical-align="middle" draw:auto-grow-height="false" fo:min-height="0.077cm" fo:min-width="5.655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-color="#8e86ae" draw:textarea-vertical-align="middle" draw:auto-grow-height="false" fo:min-height="11.575cm" fo:min-width="9.752cm" fo:padding-top="0.178cm" fo:padding-bottom="0.178cm" fo:padding-left="0.303cm" fo:padding-right="0.303cm"/>
    </style:style>
    <style:style style:name="gr65" style:family="graphic" style:parent-style-name="standard">
      <style:graphic-properties svg:stroke-width="0.102cm" svg:stroke-color="#000000" draw:marker-start-width="0.356cm" draw:marker-end-width="0.356cm" draw:fill="solid" draw:fill-color="#ffbf00" draw:textarea-horizontal-align="justify" draw:textarea-vertical-align="middle" draw:auto-grow-height="false" fo:min-height="1.772cm" fo:min-width="3.466cm" fo:padding-top="0.176cm" fo:padding-bottom="0.176cm" fo:padding-left="0.301cm" fo:padding-right="0.301cm"/>
    </style:style>
    <style:style style:name="gr66" style:family="graphic" style:parent-style-name="standard">
      <style:graphic-properties svg:stroke-width="0.102cm" svg:stroke-color="#000000" draw:marker-start-width="0.356cm" draw:marker-end-width="0.356cm" draw:fill-color="#dedce6" draw:textarea-horizontal-align="justify" draw:textarea-vertical-align="middle" draw:auto-grow-height="false" fo:min-height="1.715cm" fo:min-width="2.986cm" fo:padding-top="0.176cm" fo:padding-bottom="0.176cm" fo:padding-left="0.301cm" fo:padding-right="0.301cm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bf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aa95"/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="gradient" draw:fill-color="#ffaa95" draw:fill-gradient-name="Gradient_20_3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gradient" draw:fill-color="#ffaa95" draw:fill-gradient-name="Gradient_20_4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gradient" draw:fill-color="#ff972f" draw:fill-gradient-name="Gradient_20_5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gradient" draw:fill-color="#ff972f" draw:fill-gradient-name="Gradient_20_4"/>
      <style:paragraph-properties fo:text-align="center"/>
    </style:style>
    <style:style style:name="P17" style:family="paragraph">
      <loext:graphic-properties draw:fill="gradient" draw:fill-color="#ff972f" draw:fill-gradient-name="Gradient_20_8"/>
      <style:paragraph-properties fo:text-align="center"/>
    </style:style>
    <style:style style:name="P18" style:family="paragraph">
      <loext:graphic-properties draw:fill="gradient" draw:fill-color="#ff972f" draw:fill-gradient-name="Gradient_20_7"/>
      <style:paragraph-properties fo:text-align="center"/>
    </style:style>
    <style:style style:name="P19" style:family="paragraph">
      <loext:graphic-properties draw:fill="gradient" draw:fill-color="#ff972f" draw:fill-gradient-name="Gradient_20_5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ff80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solid" draw:fill-color="#ffbf00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solid" draw:fill-color="#ff8000"/>
      <style:paragraph-properties fo:text-align="center"/>
    </style:style>
    <style:style style:name="P23" style:family="paragraph">
      <loext:graphic-properties draw:fill="solid" draw:fill-color="#ffdbb6"/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gradient" draw:fill-color="#ffbf00" draw:fill-gradient-name="Gradient_20_20"/>
      <style:paragraph-properties fo:text-align="center"/>
    </style:style>
    <style:style style:name="P26" style:family="paragraph">
      <loext:graphic-properties draw:fill="gradient" draw:fill-color="#ffaa95" draw:fill-gradient-name="Gradient_20_18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="gradient" draw:fill-color="#ffaa95" draw:fill-gradient-name="Gradient_20_1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8e86ae"/>
      <style:paragraph-properties fo:text-align="center"/>
    </style:style>
    <style:style style:name="P29" style:family="paragraph">
      <loext:graphic-properties draw:fill-color="#dedce6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7.874cm" svg:x="1.636cm" svg:y="1.2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1.391cm" svg:x="1.636cm" svg:y="1.30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88cm" svg:height="1.016cm" svg:x="3.271cm" svg:y="1.606cm">
          <draw:text-box>
            <text:p>Condition Indices</text:p>
          </draw:text-box>
        </draw:frame>
        <draw:custom-shape draw:style-name="gr1" draw:text-style-name="P1" draw:layer="layout" svg:width="9.271cm" svg:height="7.874cm" svg:x="1.636cm" svg:y="9.8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271cm" svg:height="1.391cm" svg:x="1.636cm" svg:y="9.90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255cm" svg:height="1.673cm" svg:x="2.671cm" svg:y="10.206cm">
          <draw:text-box>
            <text:p>Clutch Characteristics</text:p>
          </draw:text-box>
        </draw:frame>
        <draw:custom-shape draw:style-name="gr5" draw:text-style-name="P5" draw:layer="layout" svg:width="6.223cm" svg:height="3.683cm" svg:x="13.955cm" svg:y="7.761cm">
          <text:p text:style-name="P4">Cannibali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143cm" svg:height="5.588cm" draw:transform="rotate (-0.875980751575954) translate (15.343cm 12.0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.143cm" svg:height="5.588cm" draw:transform="rotate (-2.35601995726715) translate (15.852cm 6.2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xml:id="id2" draw:id="id2" draw:layer="layout" svg:width="3.048cm" svg:height="2.921cm" svg:x="1.125cm" svg:y="23.191cm">
          <text:p text:style-name="P4">E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1.91cm" svg:height="0.508cm" svg:x="4.357cm" svg:y="24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3.048cm" svg:height="2.921cm" svg:x="6.426cm" svg:y="23.191cm">
          <text:p text:style-name="P4">LARVA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425cm" svg:height="2.921cm" svg:x="11.727cm" svg:y="23.191cm">
          <text:p text:style-name="P4">JUVEN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" draw:id="id1" draw:layer="layout" svg:width="3.048cm" svg:height="2.921cm" svg:x="17.428cm" svg:y="23.191cm">
          <text:p text:style-name="P4">Au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1cm" svg:height="0.508cm" svg:x="9.657cm" svg:y="24.3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1.91cm" svg:height="0.508cm" svg:x="15.357cm" svg:y="24.3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9" draw:layer="layout" svg:x1="1.382cm" svg:y1="18.781cm" svg:x2="20.178cm" svg:y2="18.781cm">
          <text:p/>
        </draw:line>
        <draw:custom-shape draw:style-name="gr11" draw:text-style-name="P5" xml:id="id3" draw:id="id3" draw:layer="layout" svg:width="4.826cm" svg:height="2.498cm" svg:x="8.455cm" svg:y="19.161cm">
          <text:p text:style-name="P4">Cannibali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curve" draw:line-skew="-0.407cm" svg:x1="18.952cm" svg:y1="23.191cm" svg:x2="2.649cm" svg:y2="23.191cm" draw:start-shape="id1" draw:start-glue-point="4" draw:end-shape="id2" draw:end-glue-point="4" svg:d="M18952 23191c0-1438-16303-1438-16303 0" svg:viewBox="0 0 16304 1079">
          <text:p/>
        </draw:connector>
        <draw:connector draw:style-name="gr13" draw:text-style-name="P9" draw:layer="layout" draw:type="curve" svg:x1="8.455cm" svg:y1="20.41cm" svg:x2="5.312cm" svg:y2="24.388cm" draw:start-shape="id3" draw:start-glue-point="6" draw:end-shape="id4" draw:end-glue-point="0" svg:d="M8455 20410c-2096 0-3143 1326-3143 3978" svg:viewBox="0 0 3144 3979">
          <text:p/>
        </draw:connector>
        <draw:path draw:style-name="gr14" draw:text-style-name="P9" draw:layer="layout" svg:width="3.006cm" svg:height="1.615cm" svg:x="13.247cm" svg:y="20.402cm" svg:viewBox="0 0 3007 1616" svg:d="M0 76c598 29 1194-10 1790-71 547-56 972 346 1146 787l71 394-35 394-72 36">
          <text:p/>
        </draw:path>
        <draw:frame draw:style-name="gr15" draw:text-style-name="P3" draw:layer="layout" svg:width="7.874cm" svg:height="5.415cm" svg:x="2.271cm" svg:y="3.16cm">
          <draw:text-box>
            <text:p>- SMI</text:p>
            <text:p>- Fat Scores</text:p>
            <text:p>- NL Ratio</text:p>
            <text:p>- Hematocrit</text:p>
            <text:p>- Hemoglobin Conc.</text:p>
          </draw:text-box>
        </draw:frame>
        <draw:frame draw:style-name="gr15" draw:text-style-name="P3" draw:layer="layout" svg:width="7.874cm" svg:height="5.415cm" svg:x="2.271cm" svg:y="11.861cm">
          <draw:text-box>
            <text:p>- Clutch Size</text:p>
            <text:p>- Clutch Age</text:p>
            <text:p>- ...</text:p>
          </draw:text-box>
        </draw:frame>
        <draw:custom-shape draw:style-name="gr16" draw:text-style-name="P10" draw:layer="layout" svg:width="1.016cm" svg:height="1.016cm" svg:x="5.192cm" svg:y="19.924cm">
          <text:p text:style-name="P4"><text:span text:style-name="T1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16cm" svg:height="1.016cm" svg:x="16.193cm" svg:y="20.025cm">
          <text:p text:style-name="P4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7" draw:text-style-name="P11" xml:id="id5" draw:id="id5" draw:layer="layout" svg:width="3.989cm" svg:height="2.921cm" svg:x="1.229cm" svg:y="3.737cm">
          <text:p text:style-name="P4"><text:span text:style-name="T2">DS</text:span></text:p>
          <text:p text:style-name="P4"><text:span text:style-name="T2">Ess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6" draw:id="id6" draw:layer="layout" svg:width="3.989cm" svg:height="2.921cm" svg:x="6.629cm" svg:y="3.737cm">
          <text:p text:style-name="P4"><text:span text:style-name="T2">Data</text:span></text:p>
          <text:p text:style-name="P4"><text:span text:style-name="T2">Trans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xml:id="id7" draw:id="id7" draw:layer="layout" svg:width="3.989cm" svg:height="2.921cm" svg:x="11.829cm" svg:y="1.537cm">
          <text:p text:style-name="P4"><text:span text:style-name="T2">Data</text:span></text:p>
          <text:p text:style-name="P4"><text:span text:style-name="T2">Scient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curve" svg:x1="5.218cm" svg:y1="5.198cm" svg:x2="6.629cm" svg:y2="5.198cm" draw:start-shape="id5" draw:start-glue-point="10" draw:end-shape="id6" draw:end-glue-point="6" svg:d="M5218 5198h1411" svg:viewBox="0 0 1412 1">
          <text:p/>
        </draw:connector>
        <draw:connector draw:style-name="gr12" draw:text-style-name="P9" draw:layer="layout" draw:type="curve" svg:x1="10.034cm" svg:y1="4.164cm" svg:x2="11.829cm" svg:y2="2.998cm" draw:start-shape="id6" draw:start-glue-point="11" draw:end-shape="id7" draw:end-glue-point="6" svg:d="M10034 4164c0-778 598-1166 1795-1166" svg:viewBox="0 0 1796 1167">
          <text:p/>
        </draw:connector>
        <draw:custom-shape draw:style-name="gr19" draw:text-style-name="P13" draw:layer="layout" svg:width="9.17cm" svg:height="4.935cm" svg:x="1.236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9.17cm" svg:height="1.405cm" svg:x="1.236cm" svg:y="9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4" draw:layer="layout" svg:width="4.699cm" svg:height="0.97cm" svg:x="3.262cm" svg:y="9.809cm">
          <draw:text-box>
            <text:p><text:span text:style-name="T2">DS Essentials</text:span></text:p>
          </draw:text-box>
        </draw:frame>
        <draw:frame draw:style-name="gr22" draw:text-style-name="P3" draw:layer="layout" svg:width="7.961cm" svg:height="3.095cm" svg:x="1.729cm" svg:y="11.181cm">
          <draw:text-box>
            <text:p>- Linear algebra</text:p>
            <text:p>- Basic statistics</text:p>
            <text:p>- Basic Python</text:p>
            <text:p text:style-name="P15">- Version control</text:p>
          </draw:text-box>
        </draw:frame>
        <draw:custom-shape draw:style-name="gr18" draw:text-style-name="P12" xml:id="id8" draw:id="id8" draw:layer="layout" svg:width="3.989cm" svg:height="2.921cm" svg:x="11.929cm" svg:y="5.837cm">
          <text:p text:style-name="P4"><text:span text:style-name="T2">Data</text:span></text:p>
          <text:p text:style-name="P4"><text:span text:style-name="T2">Engine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curve" svg:x1="10.034cm" svg:y1="6.231cm" svg:x2="11.929cm" svg:y2="7.298cm" draw:start-shape="id6" draw:start-glue-point="9" draw:end-shape="id8" draw:end-glue-point="6" svg:d="M10034 6231c0 712 631 1067 1895 1067" svg:viewBox="0 0 1896 1068">
          <text:p/>
        </draw:connector>
        <draw:custom-shape draw:style-name="gr23" draw:text-style-name="P16" draw:layer="layout" svg:width="9.17cm" svg:height="4.965cm" svg:x="11.111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9.17cm" svg:height="1.405cm" svg:x="11.111cm" svg:y="9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4" draw:layer="layout" svg:width="5.588cm" svg:height="0.972cm" svg:x="13.014cm" svg:y="9.809cm">
          <draw:text-box>
            <text:p><text:span text:style-name="T2">Data Translator</text:span></text:p>
          </draw:text-box>
        </draw:frame>
        <draw:custom-shape draw:style-name="gr25" draw:text-style-name="P17" draw:layer="layout" svg:width="9.17cm" svg:height="5.221cm" svg:x="1.211cm" svg:y="1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9.17cm" svg:height="1.405cm" svg:x="1.211cm" svg:y="14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4" draw:layer="layout" svg:width="5.207cm" svg:height="0.972cm" svg:x="2.935cm" svg:y="15.109cm">
          <draw:text-box>
            <text:p><text:span text:style-name="T2">Data Scientist </text:span></text:p>
          </draw:text-box>
        </draw:frame>
        <draw:custom-shape draw:style-name="gr26" draw:text-style-name="P18" draw:layer="layout" svg:width="9.17cm" svg:height="5.221cm" svg:x="11.086cm" svg:y="14.7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9.17cm" svg:height="1.405cm" svg:x="11.086cm" svg:y="14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4" draw:layer="layout" svg:width="5.207cm" svg:height="0.972cm" svg:x="13.014cm" svg:y="15.109cm">
          <draw:text-box>
            <text:p><text:span text:style-name="T2">Data Engineer </text:span></text:p>
          </draw:text-box>
        </draw:frame>
        <draw:frame draw:style-name="gr27" draw:text-style-name="P3" draw:layer="layout" svg:width="7.961cm" svg:height="3.153cm" svg:x="11.53cm" svg:y="11.182cm">
          <draw:text-box>
            <text:p>- Data Ingestion</text:p>
            <text:p>- Data visualization</text:p>
            <text:p>- Hypothesis testing</text:p>
            <text:p text:style-name="P15">- Linear models</text:p>
          </draw:text-box>
        </draw:frame>
        <draw:frame draw:style-name="gr22" draw:text-style-name="P3" draw:layer="layout" svg:width="7.961cm" svg:height="3.095cm" svg:x="1.731cm" svg:y="16.583cm">
          <draw:text-box>
            <text:p>- Supervised learning</text:p>
            <text:p>- Unsupervised learning</text:p>
            <text:p>- Deep learning</text:p>
            <text:p text:style-name="P15">- Recommender systems</text:p>
          </draw:text-box>
        </draw:frame>
        <draw:frame draw:style-name="gr22" draw:text-style-name="P3" draw:layer="layout" svg:width="7.961cm" svg:height="3.095cm" svg:x="11.532cm" svg:y="16.584cm">
          <draw:text-box>
            <text:p>- Performance computing</text:p>
            <text:p>- Spark</text:p>
            <text:p>- Cloud services</text:p>
            <text:p text:style-name="P15">- CI/CD, automation</text:p>
          </draw:text-box>
        </draw:frame>
        <draw:custom-shape draw:style-name="gr17" draw:text-style-name="P11" xml:id="id9" draw:id="id9" draw:layer="layout" svg:width="3.989cm" svg:height="2.921cm" svg:x="16.429cm" svg:y="3.737cm">
          <text:p text:style-name="P4"><text:span text:style-name="T2">Advanced</text:span></text:p>
          <text:p text:style-name="P4"><text:span text:style-name="T2">Worksho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curve" svg:x1="15.818cm" svg:y1="2.998cm" svg:x2="17.013cm" svg:y2="4.164cm" draw:start-shape="id7" draw:start-glue-point="10" draw:end-shape="id9" draw:end-glue-point="5" svg:d="M15818 2998c797 0 1195 388 1195 1166" svg:viewBox="0 0 1196 1167">
          <text:p/>
        </draw:connector>
        <draw:connector draw:style-name="gr12" draw:text-style-name="P9" draw:layer="layout" draw:type="curve" svg:x1="15.918cm" svg:y1="7.298cm" svg:x2="17.013cm" svg:y2="6.231cm" draw:start-shape="id8" draw:start-glue-point="10" draw:end-shape="id9" draw:end-glue-point="7" svg:d="M15918 7298c730 0 1095-355 1095-1067" svg:viewBox="0 0 1096 1068">
          <text:p/>
        </draw:connector>
        <draw:custom-shape draw:style-name="gr28" draw:text-style-name="P13" draw:layer="layout" svg:width="18.941cm" svg:height="3.406cm" svg:x="1.236cm" svg:y="20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8.941cm" svg:height="1.405cm" svg:x="1.236cm" svg:y="20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4" draw:layer="layout" svg:width="17.052cm" svg:height="1.673cm" svg:x="2.322cm" svg:y="20.609cm">
          <draw:text-box>
            <text:p><text:span text:style-name="T2">Advanced Workshops (1-2 Weeks)</text:span></text:p>
          </draw:text-box>
        </draw:frame>
        <draw:frame draw:style-name="gr30" draw:text-style-name="P3" draw:layer="layout" svg:width="8.144cm" svg:height="1.722cm" svg:x="1.854cm" svg:y="21.981cm">
          <draw:text-box>
            <text:p>- Advanced deep learning</text:p>
            <text:p>- AI production workflows</text:p>
          </draw:text-box>
        </draw:frame>
        <draw:frame draw:style-name="gr30" draw:text-style-name="P3" draw:layer="layout" svg:width="8.144cm" svg:height="1.722cm" svg:x="11.054cm" svg:y="21.981cm">
          <draw:text-box>
            <text:p>- Advanced Spark</text:p>
            <text:p>- FinTech</text:p>
          </draw:text-box>
        </draw:frame>
      </draw:page>
      <draw:page draw:name="page3" draw:style-name="dp1" draw:master-page-name="Default">
        <draw:custom-shape draw:style-name="gr31" draw:text-style-name="P19" xml:id="id10" draw:id="id10" draw:layer="layout" svg:width="3.955cm" svg:height="2.286cm" svg:x="1.109cm" svg:y="3.397cm">
          <text:p text:style-name="P4"><text:span text:style-name="T2">Business</text:span></text:p>
          <text:p text:style-name="P4"><text:span text:style-name="T2">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11" draw:id="id11" draw:layer="layout" svg:width="4.17cm" svg:height="2.286cm" svg:x="6.609cm" svg:y="3.397cm">
          <text:p text:style-name="P4"><text:span text:style-name="T2">Investi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xml:id="id12" draw:id="id12" draw:layer="layout" svg:width="3.269cm" svg:height="2.286cm" svg:x="12.237cm" svg:y="3.397cm">
          <text:p text:style-name="P4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9" xml:id="id13" draw:id="id13" draw:layer="layout" svg:width="3.67cm" svg:height="2.286cm" svg:x="16.875cm" svg:y="3.397cm">
          <text:p text:style-name="P4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draw:type="curve" svg:x1="5.064cm" svg:y1="4.54cm" svg:x2="6.609cm" svg:y2="4.54cm" draw:start-shape="id10" draw:start-glue-point="1" draw:end-shape="id11" draw:end-glue-point="3" svg:d="M5064 4540h1545" svg:viewBox="0 0 1546 1">
          <text:p/>
        </draw:connector>
        <draw:connector draw:style-name="gr12" draw:text-style-name="P9" draw:layer="layout" draw:type="curve" svg:x1="10.779cm" svg:y1="4.54cm" svg:x2="12.237cm" svg:y2="4.54cm" draw:start-shape="id11" draw:start-glue-point="1" draw:end-shape="id12" draw:end-glue-point="3" svg:d="M10779 4540h1458" svg:viewBox="0 0 1459 1">
          <text:p/>
        </draw:connector>
        <draw:connector draw:style-name="gr12" draw:text-style-name="P9" draw:layer="layout" draw:type="curve" svg:x1="15.506cm" svg:y1="4.54cm" svg:x2="16.875cm" svg:y2="4.54cm" draw:start-shape="id12" draw:start-glue-point="1" draw:end-shape="id13" draw:end-glue-point="3" svg:d="M15506 4540h1369" svg:viewBox="0 0 1370 1">
          <text:p/>
        </draw:connector>
        <draw:connector draw:style-name="gr12" draw:text-style-name="P9" draw:layer="layout" draw:type="curve" draw:line-skew="0.686cm" svg:x1="18.71cm" svg:y1="5.683cm" svg:x2="3.086cm" svg:y2="5.683cm" draw:start-shape="id13" draw:start-glue-point="2" draw:end-shape="id10" draw:end-glue-point="2" svg:d="M18710 5683c0 1855-15624 1855-15624 0" svg:viewBox="0 0 15625 1392">
          <text:p/>
        </draw:connector>
        <draw:frame draw:style-name="gr35" draw:text-style-name="P3" draw:layer="layout" svg:width="3.937cm" svg:height="1.143cm" svg:x="3.848cm" svg:y="2.035cm">
          <draw:text-box>
            <text:p>Gather data</text:p>
          </draw:text-box>
        </draw:frame>
        <draw:custom-shape draw:style-name="gr36" draw:text-style-name="P20" draw:layer="layout" svg:width="4.572cm" svg:height="1.405cm" svg:x="1cm" svg:y="8.423cm">
          <text:p text:style-name="P4"><text:span text:style-name="T3">Data Trans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4.445cm" svg:height="1.405cm" svg:x="1cm" svg:y="10.923cm">
          <text:p text:style-name="P4"><text:span text:style-name="T3">Data Scient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draw:layer="layout" svg:width="4.445cm" svg:height="1.405cm" svg:x="1cm" svg:y="13.423cm">
          <text:p text:style-name="P4"><text:span text:style-name="T3">Data Engin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draw:layer="layout" svg:width="4.31cm" svg:height="1.397cm" svg:x="6.815cm" svg:y="8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4.31cm" svg:height="1.397cm" svg:x="6.815cm" svg:y="10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draw:layer="layout" svg:width="4.31cm" svg:height="1.397cm" svg:x="6.815cm" svg:y="13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" draw:layer="layout" svg:width="3.289cm" svg:height="1.123cm" svg:x="9.849cm" svg:y="2.136cm">
          <draw:text-box>
            <text:p>Prototype</text:p>
          </draw:text-box>
        </draw:frame>
        <draw:frame draw:style-name="gr41" draw:text-style-name="P3" draw:layer="layout" svg:width="2.706cm" svg:height="1.022cm" svg:x="14.85cm" svg:y="2.137cm">
          <draw:text-box>
            <text:p>Deploy</text:p>
          </draw:text-box>
        </draw:frame>
        <draw:custom-shape draw:style-name="gr42" draw:text-style-name="P23" draw:layer="layout" svg:width="3.063cm" svg:height="1.397cm" svg:x="12.315cm" svg:y="8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3.063cm" svg:height="1.397cm" svg:x="12.315cm" svg:y="10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3.063cm" svg:height="1.397cm" svg:x="12.315cm" svg:y="13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3.317cm" svg:height="1.397cm" svg:x="17.214cm" svg:y="13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3" draw:layer="layout" svg:width="3.318cm" svg:height="1.397cm" svg:x="17.213cm" svg:y="10.9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3" draw:layer="layout" svg:width="3.319cm" svg:height="1.397cm" svg:x="17.212cm" svg:y="8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19.59cm" svg:height="2.032cm" svg:x="1cm" svg:y="15.54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651cm" svg:height="1.397cm" svg:x="15.452cm" svg:y="15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921cm" svg:height="1.673cm" svg:x="17.51cm" svg:y="15.7cm">
          <draw:text-box>
            <text:p>Highly</text:p>
            <text:p>Skilled</text:p>
          </draw:text-box>
        </draw:frame>
        <draw:custom-shape draw:style-name="gr49" draw:text-style-name="P5" draw:layer="layout" svg:width="1.651cm" svg:height="1.397cm" svg:x="9.927cm" svg:y="15.8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3" draw:layer="layout" svg:width="3.312cm" svg:height="0.988cm" svg:x="11.785cm" svg:y="16.073cm">
          <draw:text-box>
            <text:p>Proficient</text:p>
          </draw:text-box>
        </draw:frame>
        <draw:custom-shape draw:style-name="gr51" draw:text-style-name="P23" draw:layer="layout" svg:width="1.651cm" svg:height="1.397cm" svg:x="4.552cm" svg:y="15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3" draw:layer="layout" svg:width="2.636cm" svg:height="0.988cm" svg:x="1.285cm" svg:y="16.073cm">
          <draw:text-box>
            <text:p>Legend</text:p>
          </draw:text-box>
        </draw:frame>
        <draw:frame draw:style-name="gr4" draw:text-style-name="P3" draw:layer="layout" svg:width="2.562cm" svg:height="1.673cm" svg:x="6.585cm" svg:y="15.673cm">
          <draw:text-box>
            <text:p>Basic</text:p>
            <text:p>Skills</text:p>
          </draw:text-box>
        </draw:frame>
      </draw:page>
      <draw:page draw:name="page4" draw:style-name="dp1" draw:master-page-name="Default">
        <draw:custom-shape draw:style-name="gr31" draw:text-style-name="P19" xml:id="id14" draw:id="id14" draw:layer="layout" svg:width="3.955cm" svg:height="2.286cm" svg:x="1.109cm" svg:y="8.585cm">
          <text:p text:style-name="P4"><text:span text:style-name="T2">Business</text:span></text:p>
          <text:p text:style-name="P4"><text:span text:style-name="T2">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xml:id="id15" draw:id="id15" draw:layer="layout" svg:width="4.17cm" svg:height="2.286cm" svg:x="6.609cm" svg:y="8.585cm">
          <text:p text:style-name="P4"><text:span text:style-name="T2">Investig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xml:id="id16" draw:id="id16" draw:layer="layout" svg:width="3.269cm" svg:height="2.286cm" svg:x="12.237cm" svg:y="8.585cm">
          <text:p text:style-name="P4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9" xml:id="id17" draw:id="id17" draw:layer="layout" svg:width="3.67cm" svg:height="2.286cm" svg:x="16.875cm" svg:y="8.585cm">
          <text:p text:style-name="P4"><text:span text:style-name="T2">P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9" draw:layer="layout" draw:type="curve" svg:x1="5.064cm" svg:y1="9.728cm" svg:x2="6.609cm" svg:y2="9.728cm" draw:start-shape="id14" draw:start-glue-point="1" draw:end-shape="id15" draw:end-glue-point="3" svg:d="M5064 9728h1545" svg:viewBox="0 0 1546 1">
          <text:p/>
        </draw:connector>
        <draw:connector draw:style-name="gr12" draw:text-style-name="P9" draw:layer="layout" draw:type="curve" svg:x1="10.779cm" svg:y1="9.728cm" svg:x2="12.237cm" svg:y2="9.728cm" draw:start-shape="id15" draw:start-glue-point="1" draw:end-shape="id16" draw:end-glue-point="3" svg:d="M10779 9728h1458" svg:viewBox="0 0 1459 1">
          <text:p/>
        </draw:connector>
        <draw:connector draw:style-name="gr12" draw:text-style-name="P9" draw:layer="layout" draw:type="curve" svg:x1="15.506cm" svg:y1="9.728cm" svg:x2="16.875cm" svg:y2="9.728cm" draw:start-shape="id16" draw:start-glue-point="1" draw:end-shape="id17" draw:end-glue-point="3" svg:d="M15506 9728h1369" svg:viewBox="0 0 1370 1">
          <text:p/>
        </draw:connector>
        <draw:connector draw:style-name="gr12" draw:text-style-name="P9" draw:layer="layout" draw:type="curve" draw:line-skew="0.686cm" svg:x1="18.71cm" svg:y1="10.871cm" svg:x2="3.086cm" svg:y2="10.871cm" draw:start-shape="id17" draw:start-glue-point="2" draw:end-shape="id14" draw:end-glue-point="2" svg:d="M18710 10871c0 1855-15624 1855-15624 0" svg:viewBox="0 0 15625 1392">
          <text:p/>
        </draw:connector>
        <draw:frame draw:style-name="gr35" draw:text-style-name="P3" draw:layer="layout" svg:width="3.937cm" svg:height="1.143cm" svg:x="3.848cm" svg:y="7.223cm">
          <draw:text-box>
            <text:p>Gather data</text:p>
          </draw:text-box>
        </draw:frame>
        <draw:frame draw:style-name="gr40" draw:text-style-name="P3" draw:layer="layout" svg:width="3.289cm" svg:height="1.123cm" svg:x="9.849cm" svg:y="7.324cm">
          <draw:text-box>
            <text:p>Prototype</text:p>
          </draw:text-box>
        </draw:frame>
        <draw:frame draw:style-name="gr41" draw:text-style-name="P3" draw:layer="layout" svg:width="2.706cm" svg:height="1.022cm" svg:x="14.85cm" svg:y="7.325cm">
          <draw:text-box>
            <text:p>Deploy</text:p>
          </draw:text-box>
        </draw:frame>
        <draw:custom-shape draw:style-name="gr52" draw:text-style-name="P19" draw:layer="layout" svg:width="3.32cm" svg:height="2.286cm" svg:x="1.109cm" svg:y="21.873cm">
          <text:p text:style-name="P4"><text:span text:style-name="T2">Data </text:span></text:p>
          <text:p text:style-name="P4"><text:span text:style-name="T2">Na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3.32cm" svg:height="2.286cm" svg:x="5.009cm" svg:y="20.673cm">
          <text:p text:style-name="P4"><text:span text:style-name="T2">Data </text:span></text:p>
          <text:p text:style-name="P4"><text:span text:style-name="T2">A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3.32cm" svg:height="2.286cm" svg:x="8.909cm" svg:y="19.473cm">
          <text:p text:style-name="P4"><text:span text:style-name="T2">Data </text:span></text:p>
          <text:p text:style-name="P4"><text:span text:style-name="T2">Valu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3.32cm" svg:height="2.286cm" svg:x="12.809cm" svg:y="18.273cm">
          <text:p text:style-name="P4"><text:span text:style-name="T2">Data </text:span></text:p>
          <text:p text:style-name="P4"><text:span text:style-name="T2">Ins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3.32cm" svg:height="2.286cm" svg:x="16.809cm" svg:y="17.173cm">
          <text:p text:style-name="P4"><text:span text:style-name="T2">Data </text:span></text:p>
          <text:p text:style-name="P4"><text:span text:style-name="T2">Fores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5" draw:layer="layout" svg:width="8.265cm" svg:height="1.86cm" draw:transform="rotate (0.261799387799149) translate (7.174cm 23.259cm)">
          <text:p text:style-name="P4">Maturit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54" draw:text-style-name="P26" draw:layer="layout" svg:width="18.542cm" svg:height="12.827cm" svg:x="1.562cm" svg:y="7.457cm">
          <text:p text:style-name="P4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draw:layer="layout" svg:width="14.423cm" svg:height="9.169cm" svg:x="1.563cm" svg:y="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" draw:layer="layout" svg:width="1.667cm" svg:height="1.062cm" svg:x="17.594cm" svg:y="13.573cm">
          <draw:text-box>
            <text:p><text:span text:style-name="T4">AI</text:span></text:p>
          </draw:text-box>
        </draw:frame>
        <draw:frame draw:style-name="gr57" draw:text-style-name="P3" draw:layer="layout" svg:width="3.683cm" svg:height="1.825cm" svg:x="11.795cm" svg:y="13.074cm">
          <draw:text-box>
            <text:p><text:span text:style-name="T4">Machine</text:span></text:p>
            <text:p><text:span text:style-name="T4">Learning</text:span></text:p>
          </draw:text-box>
        </draw:frame>
        <draw:custom-shape draw:style-name="gr58" draw:text-style-name="P27" draw:layer="layout" svg:width="9.342cm" svg:height="7.572cm" svg:x="1.564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" draw:layer="layout" svg:width="3.683cm" svg:height="1.825cm" svg:x="6.696cm" svg:y="13.075cm">
          <draw:text-box>
            <text:p><text:span text:style-name="T4">Deep</text:span></text:p>
            <text:p><text:span text:style-name="T4">Learning</text:span></text:p>
          </draw:text-box>
        </draw:frame>
        <draw:frame draw:style-name="gr57" draw:text-style-name="P3" draw:layer="layout" svg:width="4.91cm" svg:height="1.825cm" svg:x="1.097cm" svg:y="6.306cm">
          <draw:text-box>
            <text:p><text:span text:style-name="T4">Image Recognition</text:span></text:p>
          </draw:text-box>
        </draw:frame>
        <draw:frame draw:style-name="gr57" draw:text-style-name="P3" draw:layer="layout" svg:width="4.91cm" svg:height="1.825cm" svg:x="1.097cm" svg:y="19.307cm">
          <draw:text-box>
            <text:p><text:span text:style-name="T4">Revenue</text:span></text:p>
            <text:p><text:span text:style-name="T4">Forecasting</text:span></text:p>
          </draw:text-box>
        </draw:frame>
        <draw:frame draw:style-name="gr59" draw:text-style-name="P3" draw:layer="layout" svg:width="5.737cm" svg:height="1.825cm" svg:x="14.97cm" svg:y="19.408cm">
          <draw:text-box>
            <text:p><text:span text:style-name="T4">Knowledge</text:span></text:p>
            <text:p><text:span text:style-name="T4">Representation</text:span></text:p>
          </draw:text-box>
        </draw:frame>
        <draw:frame draw:style-name="gr60" draw:text-style-name="P3" draw:layer="layout" svg:width="5.583cm" svg:height="1.297cm" svg:x="15.224cm" svg:y="6.307cm">
          <draw:text-box>
            <text:p><text:span text:style-name="T4">Dashboards</text:span></text:p>
          </draw:text-box>
        </draw:frame>
        <draw:custom-shape draw:style-name="gr61" draw:text-style-name="P6" draw:layer="layout" svg:width="3.541cm" svg:height="0.762cm" draw:transform="rotate (-2.44223922231566) translate (18.057cm 7.8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6" draw:layer="layout" svg:width="4.732cm" svg:height="0.762cm" draw:transform="rotate (-1.04056530003902) translate (3.146cm 8.2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6" draw:layer="layout" svg:width="7.034cm" svg:height="0.653cm" draw:transform="rotate (0.549953247303413) translate (5.215cm 19.8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6" draw:layer="layout" svg:width="3.541cm" svg:height="0.762cm" draw:transform="rotate (1.5707963267949) translate (16.136cm 19.5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custom-shape draw:style-name="gr64" draw:text-style-name="P28" draw:layer="layout" svg:width="10.357cm" svg:height="11.93cm" svg:x="6.023cm" svg:y="10.341cm">
          <text:p/>
          <draw:enhanced-geometry svg:viewBox="0 0 21600 21600" draw:mirror-horizontal="false" draw:mirror-vertical="false" draw:text-areas="0 0 21600 21600" draw:type="circular-arrow" draw:modifiers="180 129.377657247354 6605.430323441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5" draw:text-style-name="P5" xml:id="id18" draw:id="id18" draw:layer="layout" svg:width="5.752cm" svg:height="3.004cm" svg:x="8.256cm" svg:y="14.649cm">
          <text:p text:style-name="P4">Business</text:p>
          <text:p text:style-name="P4">Alig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curve" draw:line-skew="0.917cm" svg:x1="9.098cm" svg:y1="17.213cm" svg:x2="5.204cm" svg:y2="17.514cm" draw:start-shape="id18" draw:start-glue-point="7" draw:end-shape="id19" draw:end-glue-point="8" svg:d="M9098 17213c0 2863-3894 2713-3894 301" svg:viewBox="0 0 3895 2130">
          <text:p/>
        </draw:connector>
        <draw:connector draw:style-name="gr13" draw:text-style-name="P9" draw:layer="layout" draw:type="curve" svg:x1="11.132cm" svg:y1="17.653cm" svg:x2="11.103cm" svg:y2="20.793cm" draw:start-shape="id18" draw:start-glue-point="8" draw:end-shape="id20" draw:end-glue-point="4" svg:d="M11132 17653c0 2355-29 785-29 3140" svg:viewBox="0 0 30 3141">
          <text:p/>
        </draw:connector>
        <draw:connector draw:style-name="gr13" draw:text-style-name="P9" draw:layer="layout" draw:type="curve" svg:x1="11.132cm" svg:y1="14.649cm" svg:x2="11.108cm" svg:y2="11.9cm" draw:start-shape="id18" draw:start-glue-point="4" draw:end-shape="id21" draw:end-glue-point="8" svg:d="M11132 14649c0-2061-24-687-24-2749" svg:viewBox="0 0 25 2750">
          <text:p/>
        </draw:connector>
        <draw:connector draw:style-name="gr13" draw:text-style-name="P9" draw:layer="layout" draw:type="curve" draw:line-skew="-0.308cm" svg:x1="13.166cm" svg:y1="15.089cm" svg:x2="17.109cm" svg:y2="14.379cm" draw:start-shape="id18" draw:start-glue-point="11" draw:end-shape="id22" draw:end-glue-point="4" svg:d="M13166 15089c0-2355 3943-2000 3943-710" svg:viewBox="0 0 3944 1726">
          <text:p/>
        </draw:connector>
        <draw:custom-shape draw:style-name="gr66" draw:text-style-name="P29" xml:id="id19" draw:id="id19" draw:layer="layout" svg:width="5.072cm" svg:height="2.921cm" svg:x="2.668cm" svg:y="14.593cm">
          <text:p text:style-name="P4">IDE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9" xml:id="id21" draw:id="id21" draw:layer="layout" svg:width="5.072cm" svg:height="2.921cm" svg:x="8.572cm" svg:y="8.979cm">
          <text:p text:style-name="P4">INVESTIG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9" xml:id="id22" draw:id="id22" draw:layer="layout" svg:width="5.072cm" svg:height="2.921cm" svg:x="14.573cm" svg:y="14.379cm">
          <text:p text:style-name="P4">PROTO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9" xml:id="id20" draw:id="id20" draw:layer="layout" svg:width="5.072cm" svg:height="2.921cm" svg:x="8.567cm" svg:y="20.793cm">
          <text:p text:style-name="P4">PROD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linear" draw:start-color="#6b5e9b" draw:end-color="#ffffff" draw:start-intensity="100%" draw:end-intensity="100%" draw:angle="300" draw:border="0%"/>
    <draw:gradient draw:name="Gradient_20_18" draw:display-name="Gradient 18" draw:style="linear" draw:start-color="#999999" draw:end-color="#ffffff" draw:start-intensity="100%" draw:end-intensity="100%" draw:angle="300" draw:border="0%"/>
    <draw:gradient draw:name="Gradient_20_20" draw:display-name="Gradient 20" draw:style="linear" draw:start-color="#ffbf00" draw:end-color="#ffffff" draw:start-intensity="100%" draw:end-intensity="100%" draw:angle="300" draw:border="0%"/>
    <draw:gradient draw:name="Gradient_20_3" draw:display-name="Gradient 3" draw:style="linear" draw:start-color="#5983b0" draw:end-color="#ffffff" draw:start-intensity="100%" draw:end-intensity="100%" draw:angle="300" draw:border="0%"/>
    <draw:gradient draw:name="Gradient_20_4" draw:display-name="Gradient 4" draw:style="linear" draw:start-color="#ea7500" draw:end-color="#ffffff" draw:start-intensity="100%" draw:end-intensity="100%" draw:angle="300" draw:border="0%"/>
    <draw:gradient draw:name="Gradient_20_5" draw:display-name="Gradient 5" draw:style="linear" draw:start-color="#5983b0" draw:end-color="#ffffff" draw:start-intensity="100%" draw:end-intensity="100%" draw:angle="300" draw:border="0%"/>
    <draw:gradient draw:name="Gradient_20_7" draw:display-name="Gradient 7" draw:style="linear" draw:start-color="#ea7500" draw:end-color="#ffffff" draw:start-intensity="100%" draw:end-intensity="100%" draw:angle="300" draw:border="0%"/>
    <draw:gradient draw:name="Gradient_20_8" draw:display-name="Gradient 8" draw:style="linear" draw:start-color="#ea7500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3T20:53:19.877481517</meta:creation-date>
    <dc:date>2020-03-03T00:05:14.768727276</dc:date>
    <meta:editing-duration>PT10H16M45S</meta:editing-duration>
    <meta:editing-cycles>6</meta:editing-cycles>
    <meta:generator>LibreOffice/6.3.3.2$MacOSX_X86_64 LibreOffice_project/a64200df03143b798afd1ec74a12ab50359878ed</meta:generator>
    <meta:document-statistic meta:object-count="128"/>
  </office:meta>
</office:document-meta>
</file>